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52H29M16.969051S" calcext:value-type="time">
            <text:p>1252:2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4H15M54.62S" calcext:value-type="time">
            <text:p>04:15</text:p>
          </table:table-cell>
          <table:table-cell table:style-name="ce3"/>
          <table:table-cell office:value-type="string" calcext:value-type="string">
            <text:p>SFX for clocks/cords &amp; lightbulb/focus fixes, Entryway direction signs!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12H33M42.345S" calcext:value-type="time">
            <text:p>12:33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07:50:25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3T11:55:56.819000000</dc:date>
    <meta:editing-duration>P55DT9H51M</meta:editing-duration>
    <meta:editing-cycles>1461</meta:editing-cycles>
    <meta:generator>LibreOffice/7.2.6.2$Windows_X86_64 LibreOffice_project/b0ec3a565991f7569a5a7f5d24fed7f52653d754</meta:generator>
    <dc:creator>Benjamin Laws</dc:creator>
    <meta:document-statistic meta:table-count="2" meta:cell-count="1755" meta:object-count="0"/>
  </office:meta>
</office:document-meta>
</file>